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46467664" text:id="ct464676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45357248" text:id="ct453572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45357472" text:id="ct453574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45357808" text:id="ct453578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46466656" text:id="ct4646665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46370240" text:id="ct463702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46467664"/><text:change-start text:change-id="ct45357248"/>Adopt<text:change-end text:change-id="ct45357248"/>ed<text:change-start text:change-id="ct45357472"/> as a <text:change-end text:change-id="ct45357472"/>NMRA <text:change-start text:change-id="ct45357808"/>Standard<text:change-end text:change-id="ct45357808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46466656"/><text:change-start text:change-id="ct46370240"/>Version History<text:change-end text:change-id="ct463702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0:57.515994901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1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0:57.218393849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59" meta:non-whitespace-character-count="389"/>
  </office:meta>
</office:document-meta>
</file>